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4"/>
    <style:style style:name="ce3" style:family="table-cell" style:parent-style-name="Default" style:data-style-name="N81"/>
    <style:style style:name="ce4" style:family="table-cell" style:parent-style-name="Default" style:data-style-name="N2"/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36"/>
    <style:style style:name="ce8" style:family="table-cell" style:parent-style-name="Default" style:data-style-name="N136">
      <style:text-properties fo:font-weight="bold" style:font-weight-asian="bold" style:font-weight-complex="bold"/>
    </style:style>
    <style:style style:name="ce9" style:family="table-cell" style:parent-style-name="Default" style:data-style-name="N130"/>
    <style:style style:name="ce10" style:family="table-cell" style:parent-style-name="Default" style:data-style-name="N129"/>
    <style:style style:name="ce11" style:family="table-cell" style:parent-style-name="Default" style:data-style-name="N129">
      <style:text-properties fo:font-weight="bold" style:font-weight-asian="bold" style:font-weight-complex="bold"/>
    </style:style>
    <style:style style:name="ce12" style:family="table-cell" style:parent-style-name="Default" style:data-style-name="N1"/>
    <style:style style:name="ce13" style:family="table-cell" style:parent-style-name="Default" style:data-style-name="N135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37in" svg:height="3.5378in" svg:x="5.8228in" svg:y="5.4161in">
            <draw:object draw:notify-on-update-of-ranges="Sheet1.A9:Sheet1.A9 Sheet1.F10:Sheet1.F12 Sheet1.F9:Sheet1.F9 Sheet1.B10:Sheet1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default-cell-style-name="Default"/>
        <table:table-column table:style-name="co1" table:default-cell-style-name="ce7"/>
        <table:table-column table:style-name="co1" table:default-cell-style-name="ce10"/>
        <table:table-column table:style-name="co1" table:default-cell-style-name="ce12"/>
        <table:table-column table:style-name="co1" table:default-cell-style-name="Default"/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 calcext:value-type="string">
            <text:p>alpha</text:p>
          </table:table-cell>
          <table:table-cell table:style-name="Default" office:value-type="float" office:value="0.05" calcext:value-type="float">
            <text:p>0.05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 calcext:value-type="string">
            <text:p>R1</text:p>
          </table:table-cell>
          <table:table-cell table:style-name="ce3" office:value-type="float" office:value="50000" calcext:value-type="float">
            <text:p>5.00E+04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 office:value-type="string" calcext:value-type="string">
            <text:p>R2</text:p>
          </table:table-cell>
          <table:table-cell table:style-name="Default" table:formula="of:=[.B3]*[.B2]" office:value-type="float" office:value="2500" calcext:value-type="float">
            <text:p>2500</text:p>
          </table:table-cell>
          <table:table-cell/>
          <table:table-cell table:style-name="Default" table:number-columns-repeated="3"/>
          <table:table-cell/>
        </table:table-row>
        <table:table-row table:style-name="ro1" table:number-rows-repeated="4"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1-x</text:p>
          </table:table-cell>
          <table:table-cell table:style-name="ce1" office:value-type="string" calcext:value-type="string">
            <text:p>Ra</text:p>
          </table:table-cell>
          <table:table-cell table:style-name="ce1" office:value-type="string" calcext:value-type="string">
            <text:p>Rb</text:p>
          </table:table-cell>
          <table:table-cell table:style-name="ce1" office:value-type="string" calcext:value-type="string">
            <text:p>Vo/Vi</text:p>
          </table:table-cell>
          <table:table-cell table:style-name="ce1" office:value-type="string" calcext:value-type="string">
            <text:p>Vo/Vi%</text:p>
          </table:table-cell>
          <table:table-cell table:style-name="ce1" office:value-type="string" calcext:value-type="string">
            <text:p>Slope</text:p>
          </table:table-cell>
        </table:table-row>
        <table:table-row table:style-name="ro1">
          <table:table-cell office:value-type="float" office:value="0.99999" calcext:value-type="float">
            <text:p>1.00</text:p>
          </table:table-cell>
          <table:table-cell table:formula="of:=100*(1-[.A10])" office:value-type="float" office:value="0.000999999999995449" calcext:value-type="float">
            <text:p>0.00</text:p>
          </table:table-cell>
          <table:table-cell table:formula="of:=(1-[.A10])*[.$B$3]" office:value-type="float" office:value="0.499999999997725" calcext:value-type="float">
            <text:p>0.499999999997725</text:p>
          </table:table-cell>
          <table:table-cell table:formula="of:=[.A10]*[.$B$2]*[.$B$3]^2/[.$B$3]*([.A10]+[.$B$2])" office:value-type="float" office:value="2624.94875025" calcext:value-type="float">
            <text:p>2624.9</text:p>
          </table:table-cell>
          <table:table-cell table:formula="of:=1/(1+[.D10]/[.C10])" office:value-type="float" office:value="0.000190443633664574" calcext:value-type="float">
            <text:p>0.00019</text:p>
          </table:table-cell>
          <table:table-cell table:formula="of:=[.E10]*100" office:value-type="float" office:value="0.0190443633664574" calcext:value-type="float">
            <text:p>0</text:p>
          </table:table-cell>
          <table:table-cell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25" calcext:value-type="float">
            <text:p>25.00</text:p>
          </table:table-cell>
          <table:table-cell table:formula="of:=(1-[.A11])*[.$B$3]" office:value-type="float" office:value="7500" calcext:value-type="float">
            <text:p>7500</text:p>
          </table:table-cell>
          <table:table-cell table:formula="of:=[.A11]*[.$B$2]*[.$B$3]^2/[.$B$3]*([.A11]+[.$B$2])" office:value-type="float" office:value="1912.5" calcext:value-type="float">
            <text:p>1912.5</text:p>
          </table:table-cell>
          <table:table-cell table:formula="of:=1/(1+[.D11]/[.C11])" office:value-type="float" office:value="0.796812749003984" calcext:value-type="float">
            <text:p>0.79681</text:p>
          </table:table-cell>
          <table:table-cell office:value-type="float" office:value="80" calcext:value-type="float">
            <text:p>80</text:p>
          </table:table-cell>
          <table:table-cell table:style-name="ce13" table:formula="of:=([.F11]-[.F10])/([.B11]-[.B10])" office:value-type="float" office:value="3.19936620011335" calcext:value-type="float">
            <text:p>3.199</text:p>
          </table:table-cell>
        </table:table-row>
        <table:table-row table:style-name="ro1">
          <table:table-cell office:value-type="float" office:value="0" calcext:value-type="float">
            <text:p>0.00</text:p>
          </table:table-cell>
          <table:table-cell table:formula="of:=100*(1-[.A12])" office:value-type="float" office:value="100" calcext:value-type="float">
            <text:p>100.00</text:p>
          </table:table-cell>
          <table:table-cell table:formula="of:=(1-[.A12])*[.$B$3]" office:value-type="float" office:value="50000" calcext:value-type="float">
            <text:p>50000</text:p>
          </table:table-cell>
          <table:table-cell table:formula="of:=[.A12]*[.$B$2]*[.$B$3]^2/[.$B$3]*([.A12]+[.$B$2])" office:value-type="float" office:value="0" calcext:value-type="float">
            <text:p>0.0</text:p>
          </table:table-cell>
          <table:table-cell table:formula="of:=1/(1+[.D12]/[.C12])" office:value-type="float" office:value="1" calcext:value-type="float">
            <text:p>1.00000</text:p>
          </table:table-cell>
          <table:table-cell table:formula="of:=[.E12]*100" office:value-type="float" office:value="100" calcext:value-type="float">
            <text:p>100</text:p>
          </table:table-cell>
          <table:table-cell table:style-name="ce13" table:formula="of:=([.F12]-[.F11])/([.B12]-[.B11])" office:value-type="float" office:value="0.266666666666667" calcext:value-type="float">
            <text:p>0.26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float" office:value="6" calcext:value-type="float">
            <text:p>6.00000</text:p>
          </table:table-cell>
          <table:table-cell table:formula="of:=7*[.E14]"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y</text:p>
          </table:table-cell>
          <table:table-cell table:style-name="ce6" office:value-type="string" calcext:value-type="string">
            <text:p>x</text:p>
          </table:table-cell>
          <table:table-cell table:style-name="ce8" office:value-type="string" calcext:value-type="string">
            <text:p>m</text:p>
          </table:table-cell>
          <table:table-cell table:style-name="ce11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.00</text:p>
          </table:table-cell>
          <table:table-cell office:value-type="float" office:value="80" calcext:value-type="float">
            <text:p>80</text:p>
          </table:table-cell>
          <table:table-cell table:style-name="ce9" table:formula="of:=[.C17]/[.B17]" office:value-type="float" office:value="4" calcext:value-type="float">
            <text:p>4.000000</text:p>
          </table:table-cell>
          <table:table-cell office:value-type="float" office:value="0" calcext:value-type="float">
            <text:p>0.0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.00</text:p>
          </table:table-cell>
          <table:table-cell office:value-type="float" office:value="100" calcext:value-type="float">
            <text:p>100</text:p>
          </table:table-cell>
          <table:table-cell table:style-name="ce9" table:formula="of:=([.C18]-[.C17])/([.B18]-[.B17])" office:value-type="float" office:value="0.25" calcext:value-type="float">
            <text:p>0.250000</text:p>
          </table:table-cell>
          <table:table-cell table:formula="of:=[.B17]" office:value-type="float" office:value="20" calcext:value-type="float">
            <text:p>20.0000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style-name="ce4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4" office:value-type="float" office:value="5" calcext:value-type="float">
            <text:p>5.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4" office:value-type="float" office:value="10" calcext:value-type="float">
            <text:p>10.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4" office:value-type="float" office:value="15" calcext:value-type="float">
            <text:p>15.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4" office:value-type="float" office:value="20" calcext:value-type="float">
            <text:p>20.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4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4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4" office:value-type="float" office:value="35" calcext:value-type="float">
            <text:p>35.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4" office:value-type="float" office:value="40" calcext:value-type="float">
            <text:p>40.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4" office:value-type="float" office:value="45" calcext:value-type="float">
            <text:p>45.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4" office:value-type="float" office:value="50" calcext:value-type="float">
            <text:p>50.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4" office:value-type="float" office:value="55" calcext:value-type="float">
            <text:p>55.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4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4" office:value-type="float" office:value="65" calcext:value-type="float">
            <text:p>65.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4" office:value-type="float" office:value="70" calcext:value-type="float">
            <text:p>70.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4" office:value-type="float" office:value="75" calcext:value-type="float">
            <text:p>75.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4" office:value-type="float" office:value="80" calcext:value-type="float">
            <text:p>80.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4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4" office:value-type="float" office:value="90" calcext:value-type="float">
            <text:p>90.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4" office:value-type="float" office:value="95" calcext:value-type="float">
            <text:p>95.00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4" office:value-type="float" office:value="100" calcext:value-type="float">
            <text:p>100.00</text:p>
          </table:table-cell>
          <table:table-cell table:number-columns-repeated="4"/>
        </table:table-row>
        <table:table-row table:style-name="ro1" table:number-rows-repeated="4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4" number:min-decimal-places="4" number:min-integer-digits="1"/>
    </number:number-style>
    <number:number-style style:name="N135">
      <number:number number:decimal-places="3" number:min-decimal-places="3" number:min-integer-digits="1"/>
    </number:number-style>
    <number:number-style style:name="N136">
      <number:number number:decimal-places="1" number:min-decimal-places="1" number:min-integer-digits="1"/>
    </number:number-style>
    <number:number-style style:name="N137">
      <number:number number:decimal-places="14" number:min-decimal-places="14" number:min-integer-digits="1"/>
    </number:number-style>
    <number:number-style style:name="N138">
      <number:number number:decimal-places="15" number:min-decimal-places="15" number:min-integer-digits="1"/>
    </number:number-style>
    <number:number-style style:name="N139">
      <number:number number:decimal-places="16" number:min-decimal-places="16" number:min-integer-digits="1"/>
    </number:number-style>
    <number:number-style style:name="N140">
      <number:number number:decimal-places="13" number:min-decimal-places="13" number:min-integer-digits="1"/>
    </number:number-style>
    <number:number-style style:name="N141">
      <number:number number:decimal-places="12" number:min-decimal-places="12" number:min-integer-digits="1"/>
    </number:number-style>
    <number:number-style style:name="N142">
      <number:number number:decimal-places="11" number:min-decimal-places="11" number:min-integer-digits="1"/>
    </number:number-style>
    <number:number-style style:name="N143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09:37:39.158750665</meta:creation-date>
    <dc:date>2023-09-21T09:14:22.776621209</dc:date>
    <meta:editing-duration>P5DT23H36M41S</meta:editing-duration>
    <meta:editing-cycles>6</meta:editing-cycles>
    <meta:generator>LibreOffice/7.5.5.2$Linux_X86_64 LibreOffice_project/50$Build-2</meta:generator>
    <meta:document-statistic meta:table-count="1" meta:cell-count="7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8.987cm" xlink:href=".." xlink:type="simple" chart:class="chart:scatter" chart:style-name="ch1">
        <chart:legend chart:legend-position="end" svg:x="13.479cm" svg:y="4.194cm" style:legend-expansion="high" chart:style-name="ch2"/>
        <chart:plot-area chart:style-name="ch3" table:cell-range-address="Sheet1.A9:Sheet1.A9 Sheet1.F9:Sheet1.F12 Sheet1.B10:Sheet1.B12" chart:data-source-has-labels="row" svg:x="0.319cm" svg:y="0.179cm" svg:width="12.841cm" svg:height="8.629cm">
          <chart:coordinate-region svg:x="1.601cm" svg:y="0.378cm" svg:width="11.278cm" svg:height="7.7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0:Sheet1.B12" chart:label-cell-address="Sheet1.F9:Sheet1.F9" chart:class="chart:scatter">
            <chart:domain table:cell-range-address="Sheet1.F10:Sheet1.F12"/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Vo/Vi%</text:p>
                <draw:g>
                  <svg:desc>Sheet1.F9:Sheet1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90443633664574">
                <text:p>0.0190443633664574</text:p>
                <draw:g>
                  <svg:desc>Sheet1.F10:Sheet1.F12</svg:desc>
                </draw:g>
              </table:table-cell>
              <table:table-cell office:value-type="float" office:value="0.000999999999995449">
                <text:p>0.000999999999995449</text:p>
                <draw:g>
                  <svg:desc>Sheet1.B10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